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4.9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tatesPlayer" table:style-name="ta1"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Nama Stat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(001)5,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02)5,1,2,8</text:p>
          </table:table-cell>
          <table:table-cell office:value-type="string" calcext:value-type="string">
            <text:p>(003)5,1,3,7</text:p>
          </table:table-cell>
          <table:table-cell office:value-type="string" calcext:value-type="string">
            <text:p>(004)5,1,4,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05)5,1,6,4</text:p>
          </table:table-cell>
          <table:table-cell office:value-type="string" calcext:value-type="string">
            <text:p>(006)5,1,7,3</text:p>
          </table:table-cell>
          <table:table-cell office:value-type="string" calcext:value-type="string">
            <text:p>(007)5,1,8,2</text:p>
          </table:table-cell>
          <table:table-cell office:value-type="string" calcext:value-type="string">
            <text:p>(008)5,1,9,3</text:p>
          </table:table-cell>
        </table:table-row>
        <table:table-row table:style-name="ro1">
          <table:table-cell office:value-type="string" calcext:value-type="string">
            <text:p>(002)5,1,2,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009)5,1,2,8,3,7</text:p>
          </table:table-cell>
          <table:table-cell office:value-type="string" calcext:value-type="string">
            <text:p>(010)5,1,2,8,4,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11)5,1,2,8,6,4</text:p>
          </table:table-cell>
          <table:table-cell office:value-type="string" calcext:value-type="string">
            <text:p>(012)5,1,2,8,7,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13)5,1,2,8,9,3</text:p>
          </table:table-cell>
        </table:table-row>
        <table:table-row table:style-name="ro1">
          <table:table-cell office:value-type="string" calcext:value-type="string">
            <text:p>(003)5,1,3,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39)5,1,3,7,2,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40)5,1,3,7,4,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41)5,1,3,7,6,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42)5,1,3,7,8,4</text:p>
          </table:table-cell>
          <table:table-cell office:value-type="string" calcext:value-type="string">
            <text:p>(043)5,1,3,7,9,4</text:p>
          </table:table-cell>
        </table:table-row>
        <table:table-row table:style-name="ro1">
          <table:table-cell office:value-type="string" calcext:value-type="string">
            <text:p>(004)5,1,4,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50)5,1,4,6,2,8</text:p>
          </table:table-cell>
          <table:table-cell office:value-type="string" calcext:value-type="string">
            <text:p>(051)5,1,4,6,3,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(052)5,1,4,6,7,3</text:p>
          </table:table-cell>
          <table:table-cell office:value-type="string" calcext:value-type="string">
            <text:p>(053)5,1,4,6,8,2</text:p>
          </table:table-cell>
          <table:table-cell office:value-type="string" calcext:value-type="string">
            <text:p>(054)5,1,4,6,9,2</text:p>
          </table:table-cell>
        </table:table-row>
        <table:table-row table:style-name="ro1">
          <table:table-cell office:value-type="string" calcext:value-type="string">
            <text:p>(005)5,1,6,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78)5,1,6,4,2,7</text:p>
          </table:table-cell>
          <table:table-cell office:value-type="string" calcext:value-type="string">
            <text:p>(079)5,1,6,4,3,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(080)5,1,6,4,7,3</text:p>
          </table:table-cell>
          <table:table-cell office:value-type="string" calcext:value-type="string">
            <text:p>(081)5,1,6,4,8,7</text:p>
          </table:table-cell>
          <table:table-cell office:value-type="string" calcext:value-type="string">
            <text:p>(082)5,1,6,4,9,7</text:p>
          </table:table-cell>
        </table:table-row>
        <table:table-row table:style-name="ro1">
          <table:table-cell office:value-type="string" calcext:value-type="string">
            <text:p>(006)5,1,7,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87)5,1,7,3,2,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88)5,1,7,3,4,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89)5,1,7,3,6,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90)5,1,7,3,8,2</text:p>
          </table:table-cell>
          <table:table-cell office:value-type="string" calcext:value-type="string">
            <text:p>(091)5,1,7,3,9,2</text:p>
          </table:table-cell>
        </table:table-row>
        <table:table-row table:style-name="ro1">
          <table:table-cell office:value-type="string" calcext:value-type="string">
            <text:p>(007)5,1,8,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098)5,1,8,2,3,7</text:p>
          </table:table-cell>
          <table:table-cell office:value-type="string" calcext:value-type="string">
            <text:p>(099)5,1,8,2,4,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00)5,1,8,2,6,3</text:p>
          </table:table-cell>
          <table:table-cell office:value-type="string" calcext:value-type="string">
            <text:p>(101)5,1,8,2,7,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02)5,1,8,2,9,3</text:p>
          </table:table-cell>
        </table:table-row>
        <table:table-row table:style-name="ro1">
          <table:table-cell office:value-type="string" calcext:value-type="string">
            <text:p>(008)5,1,9,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07)5,1,9,3,2,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08)5,1,9,3,4,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09)5,1,9,3,6,2</text:p>
          </table:table-cell>
          <table:table-cell office:value-type="string" calcext:value-type="string">
            <text:p>(110)5,1,9,3,7,2</text:p>
          </table:table-cell>
          <table:table-cell office:value-type="string" calcext:value-type="string">
            <text:p>(111)5,1,9,3,8,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09)5,1,2,8,3,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(014)5,1,2,8,3,7,4,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15)5,1,2,8,3,7,6,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016)5,1,2,8,3,7,9,4</text:p>
          </table:table-cell>
        </table:table-row>
        <table:table-row table:style-name="ro1">
          <table:table-cell office:value-type="string" calcext:value-type="string">
            <text:p>(010)5,1,2,8,4,6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017)5,1,2,8,4,6,3,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(018)5,1,2,8,4,6,7,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19)5,1,2,8,4,6,9,3</text:p>
          </table:table-cell>
        </table:table-row>
        <table:table-row table:style-name="ro1">
          <table:table-cell office:value-type="string" calcext:value-type="string">
            <text:p>(011)5,1,2,8,6,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023)5,1,2,8,6,4,3,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(024)5,1,2,8,6,4,7,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25)5,1,2,8,6,4,9,7</text:p>
          </table:table-cell>
        </table:table-row>
        <table:table-row table:style-name="ro1">
          <table:table-cell office:value-type="string" calcext:value-type="string">
            <text:p>(012)5,1,2,8,7,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(027)5,1,2,8,7,3,4,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28)5,1,2,8,7,3,6,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029)5,1,2,8,7,3,9,4</text:p>
          </table:table-cell>
        </table:table-row>
        <table:table-row table:style-name="ro1">
          <table:table-cell office:value-type="string" calcext:value-type="string">
            <text:p>(013)5,1,2,8,9,3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(033)5,1,2,8,9,3,4,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34)5,1,2,8,9,3,6,4</text:p>
          </table:table-cell>
          <table:table-cell office:value-type="string" calcext:value-type="string">
            <text:p>(035)5,1,2,8,9,3,7,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14)5,1,2,8,3,7,4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15)5,1,2,8,3,7,6,4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16)5,1,2,8,3,7,9,4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17)5,1,2,8,4,6,3,7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(020)5,1,2,8,4,6,3,7,9</text:p>
          </table:table-cell>
        </table:table-row>
        <table:table-row table:style-name="ro1">
          <table:table-cell office:value-type="string" calcext:value-type="string">
            <text:p>(018)5,1,2,8,4,6,7,3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(021)5,1,2,8,4,6,7,3,9</text:p>
          </table:table-cell>
        </table:table-row>
        <table:table-row table:style-name="ro1">
          <table:table-cell office:value-type="string" calcext:value-type="string">
            <text:p>(019)5,1,2,8,4,6,9,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(022)5,1,2,8,4,6,9,3,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20)5,1,2,8,4,6,3,7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21)5,1,2,8,4,6,7,3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22)5,1,2,8,4,6,9,3,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23)5,1,2,8,6,4,3,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24)5,1,2,8,6,4,7,3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(026)5,1,2,8,6,4,7,3,9</text:p>
          </table:table-cell>
        </table:table-row>
        <table:table-row table:style-name="ro1">
          <table:table-cell office:value-type="string" calcext:value-type="string">
            <text:p>(025)5,1,2,8,6,4,9,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26)5,1,2,8,6,4,7,3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27)5,1,2,8,7,3,4,6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(030)5,1,2,8,7,3,4,6,9</text:p>
          </table:table-cell>
        </table:table-row>
        <table:table-row table:style-name="ro1">
          <table:table-cell office:value-type="string" calcext:value-type="string">
            <text:p>(028)5,1,2,8,7,3,6,4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(031)5,1,2,8,7,3,6,4,9</text:p>
          </table:table-cell>
        </table:table-row>
        <table:table-row table:style-name="ro1">
          <table:table-cell office:value-type="string" calcext:value-type="string">
            <text:p>(029)5,1,2,8,7,3,9,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(032)5,1,2,8,7,3,9,4,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30)5,1,2,8,7,3,4,6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31)5,1,2,8,7,3,6,4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32)5,1,2,8,7,3,9,4,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33)5,1,2,8,9,3,4,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(036)5,1,2,8,9,3,4,6,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34)5,1,2,8,9,3,6,4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(037)5,1,2,8,9,3,6,4,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35)5,1,2,8,9,3,7,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(038)5,1,2,8,9,3,7,4,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36)5,1,2,8,9,3,4,6,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37)5,1,2,8,9,3,6,4,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38)5,1,2,8,9,3,7,4,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39)5,1,3,7,2,4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40)5,1,3,7,4,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44)5,1,3,7,4,6,2,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(045)5,1,3,7,4,6,8,2</text:p>
          </table:table-cell>
          <table:table-cell office:value-type="string" calcext:value-type="string">
            <text:p>(046)5,1,3,7,4,6,9,2</text:p>
          </table:table-cell>
        </table:table-row>
        <table:table-row table:style-name="ro1">
          <table:table-cell office:value-type="string" calcext:value-type="string">
            <text:p>(041)5,1,3,7,6,4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42)5,1,3,7,8,4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43)5,1,3,7,9,4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44)5,1,3,7,4,6,2,8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(047)5,1,3,7,4,6,2,8,9</text:p>
          </table:table-cell>
        </table:table-row>
        <table:table-row table:style-name="ro1">
          <table:table-cell office:value-type="string" calcext:value-type="string">
            <text:p>(045)5,1,3,7,4,6,8,2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(048)5,1,3,7,4,6,8,2,9</text:p>
          </table:table-cell>
        </table:table-row>
        <table:table-row table:style-name="ro1">
          <table:table-cell office:value-type="string" calcext:value-type="string">
            <text:p>(046)5,1,3,7,4,6,9,2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(049)5,1,3,7,4,6,9,2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47)5,1,3,7,4,6,2,8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48)5,1,3,7,4,6,8,2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49)5,1,3,7,4,6,9,2,8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50)5,1,4,6,2,8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055)5,1,4,6,2,8,3,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(056)5,1,4,6,2,8,7,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57)5,1,4,6,2,8,9,3</text:p>
          </table:table-cell>
        </table:table-row>
        <table:table-row table:style-name="ro1">
          <table:table-cell office:value-type="string" calcext:value-type="string">
            <text:p>(051)5,1,4,6,3,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61)5,1,4,6,3,7,2,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(062)5,1,4,6,3,7,8,2</text:p>
          </table:table-cell>
          <table:table-cell office:value-type="string" calcext:value-type="string">
            <text:p>(063)5,1,4,6,3,7,9,2</text:p>
          </table:table-cell>
        </table:table-row>
        <table:table-row table:style-name="ro1">
          <table:table-cell office:value-type="string" calcext:value-type="string">
            <text:p>(052)5,1,4,6,7,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67)5,1,4,6,7,3,2,9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(068)5,1,4,6,7,3,8,2</text:p>
          </table:table-cell>
          <table:table-cell office:value-type="string" calcext:value-type="string">
            <text:p>(069)5,1,4,6,7,3,9,2</text:p>
          </table:table-cell>
        </table:table-row>
        <table:table-row table:style-name="ro1">
          <table:table-cell office:value-type="string" calcext:value-type="string">
            <text:p>(053)5,1,4,6,8,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070)5,1,4,6,8,2,3,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(071)5,1,4,6,8,2,7,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72)5,1,4,6,8,2,9,3</text:p>
          </table:table-cell>
        </table:table-row>
        <table:table-row table:style-name="ro1">
          <table:table-cell office:value-type="string" calcext:value-type="string">
            <text:p>(054)5,1,4,6,9,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074)5,1,4,6,9,2,3,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(075)5,1,4,6,9,2,7,3</text:p>
          </table:table-cell>
          <table:table-cell office:value-type="string" calcext:value-type="string">
            <text:p>(076)5,1,4,6,9,2,8,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55)5,1,4,6,2,8,3,7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(058)5,1,4,6,2,8,3,7,9</text:p>
          </table:table-cell>
        </table:table-row>
        <table:table-row table:style-name="ro1">
          <table:table-cell office:value-type="string" calcext:value-type="string">
            <text:p>(056)5,1,4,6,2,8,7,3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(059)5,1,4,6,2,8,7,3,9</text:p>
          </table:table-cell>
        </table:table-row>
        <table:table-row table:style-name="ro1">
          <table:table-cell office:value-type="string" calcext:value-type="string">
            <text:p>(057)5,1,4,6,2,8,9,3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(060)5,1,4,6,2,8,9,3,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58)5,1,4,6,2,8,3,7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59)5,1,4,6,2,8,7,3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60)5,1,4,6,2,8,9,3,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61)5,1,4,6,3,7,2,8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(064)5,1,4,6,3,7,2,8,9</text:p>
          </table:table-cell>
        </table:table-row>
        <table:table-row table:style-name="ro1">
          <table:table-cell office:value-type="string" calcext:value-type="string">
            <text:p>(062)5,1,4,6,3,7,8,2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(065)5,1,4,6,3,7,8,2,9</text:p>
          </table:table-cell>
        </table:table-row>
        <table:table-row table:style-name="ro1">
          <table:table-cell office:value-type="string" calcext:value-type="string">
            <text:p>(063)5,1,4,6,3,7,9,2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(066)5,1,4,6,3,7,9,2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64)5,1,4,6,3,7,2,8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65)5,1,4,6,3,7,8,2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66)5,1,4,6,3,7,9,2,8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67)5,1,4,6,7,3,2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68)5,1,4,6,7,3,8,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69)5,1,4,6,7,3,9,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70)5,1,4,6,8,2,3,7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(073)5,1,4,6,8,2,3,7,9</text:p>
          </table:table-cell>
        </table:table-row>
        <table:table-row table:style-name="ro1">
          <table:table-cell office:value-type="string" calcext:value-type="string">
            <text:p>(071)5,1,4,6,8,2,7,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72)5,1,4,6,8,2,9,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73)5,1,4,6,8,2,3,7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74)5,1,4,6,9,2,3,7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(077)5,1,4,6,9,2,3,7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75)5,1,4,6,9,2,7,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76)5,1,4,6,9,2,8,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77)5,1,4,6,9,2,3,7,8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78)5,1,6,4,2,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79)5,1,6,4,3,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80)5,1,6,4,7,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83)5,1,6,4,7,3,2,8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(084)5,1,6,4,7,3,8,2</text:p>
          </table:table-cell>
          <table:table-cell office:value-type="string" calcext:value-type="string">
            <text:p>(085)5,1,6,4,7,3,9,2</text:p>
          </table:table-cell>
        </table:table-row>
        <table:table-row table:style-name="ro1">
          <table:table-cell office:value-type="string" calcext:value-type="string">
            <text:p>(081)5,1,6,4,8,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82)5,1,6,4,9,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83)5,1,6,4,7,3,2,8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(086)5,1,6,4,7,3,2,8,9</text:p>
          </table:table-cell>
        </table:table-row>
        <table:table-row table:style-name="ro1">
          <table:table-cell office:value-type="string" calcext:value-type="string">
            <text:p>(084)5,1,6,4,7,3,8,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85)5,1,6,4,7,3,9,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86)5,1,6,4,7,3,2,8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87)5,1,7,3,2,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(092)5,1,7,3,2,8,4,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093)5,1,7,3,2,8,6,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094)5,1,7,3,2,8,9,4</text:p>
          </table:table-cell>
        </table:table-row>
        <table:table-row table:style-name="ro1">
          <table:table-cell office:value-type="string" calcext:value-type="string">
            <text:p>(088)5,1,7,3,4,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89)5,1,7,3,6,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90)5,1,7,3,8,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91)5,1,7,3,9,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92)5,1,7,3,2,8,4,6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(095)5,1,7,3,2,8,4,6,9</text:p>
          </table:table-cell>
        </table:table-row>
        <table:table-row table:style-name="ro1">
          <table:table-cell office:value-type="string" calcext:value-type="string">
            <text:p>(093)5,1,7,3,2,8,6,4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(096)5,1,7,3,2,8,6,4,9</text:p>
          </table:table-cell>
        </table:table-row>
        <table:table-row table:style-name="ro1">
          <table:table-cell office:value-type="string" calcext:value-type="string">
            <text:p>(094)5,1,7,3,2,8,9,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(097)5,1,7,3,2,8,9,4,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95)5,1,7,3,2,8,4,6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96)5,1,7,3,2,8,6,4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97)5,1,7,3,2,8,9,4,6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098)5,1,8,2,3,7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(103)5,1,8,2,3,7,4,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04)5,1,8,2,3,7,6,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(105)5,1,8,2,3,7,9,4</text:p>
          </table:table-cell>
        </table:table-row>
        <table:table-row table:style-name="ro1">
          <table:table-cell office:value-type="string" calcext:value-type="string">
            <text:p>(099)5,1,8,2,4,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100)5,1,8,2,6,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101)5,1,8,2,7,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102)5,1,8,2,9,3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103)5,1,8,2,3,7,4,6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(106)5,1,8,2,3,7,4,6,9</text:p>
          </table:table-cell>
        </table:table-row>
        <table:table-row table:style-name="ro1">
          <table:table-cell office:value-type="string" calcext:value-type="string">
            <text:p>(104)5,1,8,2,3,7,6,4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105)5,1,8,2,3,7,9,4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106)5,1,8,2,3,7,4,6,9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107)5,1,9,3,2,8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(112)5,1,9,3,2,8,4,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(113)5,1,9,3,2,8,6,4</text:p>
          </table:table-cell>
          <table:table-cell office:value-type="string" calcext:value-type="string">
            <text:p>(114)5,1,9,3,2,8,7,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108)5,1,9,3,4,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109)5,1,9,3,6,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110)5,1,9,3,7,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111)5,1,9,3,8,2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112)5,1,9,3,2,8,4,6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(115)5,1,9,3,2,8,4,6,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113)5,1,9,3,2,8,6,4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(116)5,1,9,3,2,8,6,4,7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114)5,1,9,3,2,8,7,4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(117)5,1,9,3,2,8,7,4,6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115)5,1,9,3,2,8,4,6,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116)5,1,9,3,2,8,6,4,7</text:p>
          </table:table-cell>
          <table:table-cell table:number-columns-repeated="9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(117)5,1,9,3,2,8,7,4,6</text:p>
          </table:table-cell>
          <table:table-cell table:number-columns-repeated="9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2T22:01:03.987837662</dc:date>
    <meta:editing-duration>PT5M17S</meta:editing-duration>
    <meta:editing-cycles>1</meta:editing-cycles>
    <meta:document-statistic meta:table-count="1" meta:cell-count="1180" meta:object-count="0"/>
    <meta:generator>LibreOffice/6.0.3.2$Linux_X86_64 LibreOffice_project/00m0$Build-2</meta:generator>
  </office:meta>
</office:document-meta>
</file>